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666666"/>
    </style:style>
    <style:style style:name="P2" style:family="paragraph" style:parent-style-name="Heading_20_1">
      <style:paragraph-properties fo:text-align="center" style:justify-single-word="false"/>
      <style:text-properties style:font-name="URW Palladio L"/>
    </style:style>
    <style:style style:name="P3" style:family="paragraph" style:parent-style-name="Heading_20_2">
      <style:text-properties style:font-name="URW Palladio L"/>
    </style:style>
    <style:style style:name="P4" style:family="paragraph" style:parent-style-name="Text_20_body">
      <style:text-properties style:font-name="URW Palladio L"/>
    </style:style>
    <style:style style:name="P5" style:family="paragraph" style:parent-style-name="Text_20_body">
      <style:text-properties style:font-name="URW Palladio L" fo:font-style="normal" style:font-style-asian="normal" style:font-style-complex="normal"/>
    </style:style>
    <style:style style:name="P6" style:family="paragraph" style:parent-style-name="Text_20_body" style:list-style-name="L1">
      <style:text-properties style:font-name="URW Palladio L" fo:font-style="normal" style:font-style-asian="normal" style:font-style-complex="normal"/>
    </style:style>
    <style:style style:name="P7" style:family="paragraph" style:parent-style-name="Text_20_body" style:list-style-name="L2">
      <style:text-properties style:font-name="URW Palladio L" fo:font-style="normal" style:font-style-asian="normal" style:font-style-complex="normal"/>
    </style:style>
    <style:style style:name="P8" style:family="paragraph" style:parent-style-name="Text_20_body" style:list-style-name="L2">
      <style:text-properties style:font-name="URW Palladio L" fo:font-style="normal" style:font-style-asian="normal" style:font-style-complex="normal"/>
    </style:style>
    <style:style style:name="P9" style:family="paragraph" style:parent-style-name="Text_20_body" style:list-style-name="L4"/>
    <style:style style:name="P10" style:family="paragraph" style:parent-style-name="Text_20_body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4"/>
    <style:style style:name="P13" style:family="paragraph" style:parent-style-name="Text_20_body" style:list-style-name="L4"/>
    <style:style style:name="P14" style:family="paragraph" style:parent-style-name="Text_20_body" style:list-style-name="L6"/>
    <style:style style:name="P15" style:family="paragraph" style:parent-style-name="Standard">
      <style:text-properties style:font-name="URW Palladio L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 style:list-style-name="L3">
      <style:text-properties style:font-name="URW Palladio L"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list-style-name="L3">
      <style:text-properties style:font-name="URW Palladio L"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 style:list-style-name="L3">
      <style:text-properties style:font-name="URW Palladio L"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 style:list-style-name="L3">
      <style:text-properties style:font-name="URW Palladio L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URW Palladio L"/>
    </style:style>
    <style:style style:name="T2" style:family="text">
      <style:text-properties fo:color="#4c4c4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0pt" fo:font-style="italic" style:font-size-asian="10pt" style:font-style-asian="italic"/>
    </style:style>
    <style:style style:name="T11" style:family="text">
      <style:text-properties fo:font-size="10pt" fo:font-style="italic" style:font-size-asian="10pt" style:font-style-asian="italic" style:font-size-complex="10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TTAC -<text:line-break/>Was wollen die Globalisierungsgegner?</text:h>
      <text:h text:style-name="P3" text:outline-level="2">Grundlegendes</text:h>
      <text:p text:style-name="P4">ATTAC: <text:s text:c="4"/><text:span text:style-name="T8">a</text:span><text:span text:style-name="T5">ssociation pour une </text:span><text:span text:style-name="T8">t</text:span><text:span text:style-name="T5">axation des </text:span><text:span text:style-name="T8">t</text:span><text:span text:style-name="T5">ransactions financières pour l'</text:span><text:span text:style-name="T8">a</text:span><text:span text:style-name="T5">ide aux </text:span><text:span text:style-name="T8">c</text:span><text:span text:style-name="T5">itoyens</text:span><text:span text:style-name="T3"><text:line-break/><text:tab/> <text:s text:c="6"/></text:span><text:span text:style-name="T4">Vereinigung für eine Besteuerung von Finanztransaktionen zum Nutzen der Bürger</text:span></text:p>
      <text:p text:style-name="P5">Ziele, ursprünglich:</text:p>
      <text:list text:style-name="L1">
        <text:list-item>
          <text:p text:style-name="P6">Tobin-Steuer</text:p>
        </text:list-item>
      </text:list>
      <text:p text:style-name="P5">Ziele, im Laufe der Zeit:</text:p>
      <text:list text:style-name="L2">
        <text:list-item>
          <text:p text:style-name="P7">fairer Welthandel</text:p>
        </text:list-item>
        <text:list-item>
          <text:p text:style-name="P7">gleichbehandlung der Geschlechter</text:p>
        </text:list-item>
      </text:list>
      <text:p text:style-name="P5">Ziele, jetzt und demnächst:</text:p>
      <text:list text:style-name="L3">
        <text:list-item>
          <text:p text:style-name="P16">european-summer-university.eu – Attac-Sommeruniversität</text:p>
        </text:list-item>
        <text:list-item>
          <text:p text:style-name="P16">Stopp der Bahnprivatisierung</text:p>
        </text:list-item>
        <text:list-item>
          <text:p text:style-name="P16">Umverteilung von Reichtümern</text:p>
        </text:list-item>
        <text:list-item>
          <text:p text:style-name="P16">Veränderung des Gedankenansatzes die 3. Welt auszubeuten</text:p>
        </text:list-item>
      </text:list>
      <text:p text:style-name="P15"/>
      <text:h text:style-name="Heading_20_2" text:outline-level="2" text:is-list-header="true"><text:span text:style-name="T1">Aktionen</text:span></text:h>
      <text:list text:style-name="L4">
        <text:list-item>
          <text:p text:style-name="P9"><text:span text:style-name="T1">Anfang 2002 - Kampagne gegen Privatisierung d. Gesundheitswesens, Ausweitung Mitte 2002</text:span></text:p>
        </text:list-item>
        <text:list-item>
          <text:p text:style-name="P9"><text:span text:style-name="T1">Anfang 2002 bis Ende 2002 - Veröﬀentlichung der GATS-Forderungen, Informations-Kampagne</text:span></text:p>
        </text:list-item>
        <text:list-item>
          <text:p text:style-name="P9"><text:span text:style-name="T1">Anfang 2003 - diverse Aktionen zum Krieg im Irak</text:span></text:p>
        </text:list-item>
        <text:list-item>
          <text:p text:style-name="P9"><text:span text:style-name="T1">Ende 2003 - Beginn von Kampagnen gegen Softwarepatente</text:span></text:p>
        </text:list-item>
        <text:list-item>
          <text:p text:style-name="P9"><text:span text:style-name="T1">Ende 2003 - Aktionen gegen Harz 4 und Sozialabbau</text:span></text:p>
        </text:list-item>
      </text:list>
      <text:h text:style-name="Heading_20_2" text:outline-level="2"><text:span text:style-name="T1">Zusammenfassung</text:span></text:h>
      <text:list text:style-name="L6">
        <text:list-item>
          <text:p text:style-name="P1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color="#666666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Björn Schröder &amp; Oluf Lorenzen<text:tab/><text:tab/>Politik WPK, Hr. Thomae</text:p>
        <text:p text:style-name="P1">29.11.20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Oluf Lorenzen</meta:initial-creator>
    <meta:creation-date>2007-11-29T00:54:51</meta:creation-date>
    <dc:creator>Oluf Lorenzen</dc:creator>
    <dc:date>2007-11-29T08:42:19</dc:date>
    <meta:editing-cycles>5</meta:editing-cycles>
    <meta:editing-duration>PT7H47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19" meta:character-count="953"/>
  </office:meta>
</office:document-meta>
</file>